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4.81" calcext:value-type="float">
            <text:p>164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208.12" calcext:value-type="float">
            <text:p>120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.12" calcext:value-type="float">
            <text:p>229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29.9" calcext:value-type="float">
            <text:p>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table:style-name="ce7"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table:style-name="ce7"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table:style-name="ce7"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table:style-name="ce7" office:value-type="date" office:date-value="2021-10-18" calcext:value-type="date">
            <text:p>2021-10-18</text:p>
          </table:table-cell>
          <table:table-cell office:value-type="float" office:value="23.99" calcext:value-type="float">
            <text:p>23.99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94])" office:value-type="float" office:value="9030.95" calcext:value-type="float">
            <text:p>9030.9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01:.C104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10])" office:value-type="float" office:value="-113.25" calcext:value-type="float">
            <text:p>-113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00-00-00</text:date>, <text:time style:data-style-name="N2" text:time-value="19:38:17.539616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8T21:32:09.399557828</dc:date>
    <meta:editing-duration>P2DT19H49M36S</meta:editing-duration>
    <meta:editing-cycles>411</meta:editing-cycles>
    <meta:generator>LibreOffice/6.4.7.2$Linux_X86_64 LibreOffice_project/40$Build-2</meta:generator>
    <meta:document-statistic meta:table-count="7" meta:cell-count="1509" meta:object-count="0"/>
  </office:meta>
</office:document-meta>
</file>